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6">
      <style:paragraph-properties fo:margin-top="0in" fo:margin-bottom="0in" style:contextual-spacing="false"/>
    </style:style>
    <style:style style:name="P7" style:family="paragraph" style:parent-style-name="Text_20_body" style:list-style-name="L7">
      <style:paragraph-properties fo:margin-top="0in" fo:margin-bottom="0in" style:contextual-spacing="false"/>
    </style:style>
    <style:style style:name="P8" style:family="paragraph" style:parent-style-name="Text_20_body" style:list-style-name="L8">
      <style:paragraph-properties fo:margin-top="0in" fo:margin-bottom="0in" style:contextual-spacing="false"/>
    </style:style>
    <style:style style:name="P9" style:family="paragraph" style:parent-style-name="Text_20_body" style:list-style-name="L9">
      <style:paragraph-properties fo:margin-top="0in" fo:margin-bottom="0in" style:contextual-spacing="false"/>
    </style:style>
    <style:style style:name="P10" style:family="paragraph" style:parent-style-name="Text_20_body" style:list-style-name="L10">
      <style:paragraph-properties fo:margin-top="0in" fo:margin-bottom="0in" style:contextual-spacing="false"/>
    </style:style>
    <style:style style:name="P11" style:family="paragraph" style:parent-style-name="Text_20_body" style:list-style-name="L11">
      <style:paragraph-properties fo:margin-top="0in" fo:margin-bottom="0in" style:contextual-spacing="false"/>
    </style:style>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list-style-name="L14">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troduction-to-mail-server-components-smpt-imap-pop3"/>Introduction to Mail Server Components: SMPT, IMAP, POP3<text:bookmark-end text:name="introduction-to-mail-server-components-smpt-imap-pop3"/></text:h>
      <text:h text:style-name="Heading_20_2" text:outline-level="2"><text:bookmark-start text:name="introduction"/>Introduction<text:bookmark-end text:name="introduction"/></text:h>
      <text:p text:style-name="First_20_paragraph">Think of sending and receiving emails like using a postal service.</text:p>
      <text:list xml:id="list2783408903" text:style-name="L5">
        <text:list-item>
          <text:p text:style-name="P5"><text:span text:style-name="T1">SMTP (Simple Mail Transfer Protocol)</text:span> is like the mail carrier. Its job is to take your email and deliver it to the recipient's mail server. It's all about sending the mail.</text:p>
        </text:list-item>
        <text:list-item>
          <text:p text:style-name="P5"><text:span text:style-name="T1">IMAP (Internet Message Access Protocol)</text:span> and <text:span text:style-name="T1">POP3 (Post Office Protocol version 3)</text:span> are like your mailbox at the post office or your home. These protocols are used to retrieve emails from the mail server to your email client (like Thunderbird, Outlook, or a command-line mail client).</text:p>
        </text:list-item>
      </text:list>
      <text:p text:style-name="First_20_paragraph">So, SMTP is for sending, and IMAP/POP3 are for receiving. They work together to get your messages where they need to go and allow you to read them.</text:p>
      <text:h text:style-name="Heading_20_3" text:outline-level="3"><text:bookmark-start text:name="how-mail-server-components-work-together"/>How Mail Server Components Work Together<text:bookmark-end text:name="how-mail-server-components-work-together"/></text:h>
      <text:p text:style-name="First_20_paragraph">Imagine Alice wants to send an email to Bob:</text:p>
      <text:list xml:id="list879418941" text:style-name="L6">
        <text:list-item>
          <text:p text:style-name="P6">Alice uses her email client (like a command-line mail tool on her Ubuntu server). Her client uses <text:span text:style-name="T1">SMTP</text:span> to connect to her mail server and sends the email. Think of this as Alice handing her letter to the mail carrier.</text:p>
        </text:list-item>
        <text:list-item>
          <text:p text:style-name="P6">Alice's mail server (using <text:span text:style-name="T1">SMTP</text:span>) then finds Bob's mail server and forwards the email to it. This is like the mail carrier transporting the letter to Bob's local post office.</text:p>
        </text:list-item>
        <text:list-item>
          <text:p text:style-name="P6">Bob then uses his email client and a protocol like <text:span text:style-name="T1">IMAP</text:span> or <text:span text:style-name="T1">POP3</text:span> to connect to his mail server and retrieve his new emails. This is like Bob going to his mailbox to pick up his letter.</text:p>
        </text:list-item>
      </text:list>
      <text:p text:style-name="First_20_paragraph">Here's a simple text-based diagram to visualize this:</text:p>
      <text:p text:style-name="Preformatted_20_Text">Alice's Client (SMTP) --&gt; Alice's Mail Server (SMTP) --&gt; Internet --&gt; Bob's Mail Server (IMAP/POP3) &lt;-- Bob's Client (IMAP/POP3)</text:p>
      <text:p text:style-name="First_20_paragraph">So, the email <text:span text:style-name="T1">goes out via SMTP</text:span> and <text:span text:style-name="T1">comes in via either IMAP or POP3</text:span>.</text:p>
      <text:h text:style-name="Heading_20_2" text:outline-level="2"><text:bookmark-start text:name="smtp-simple-mail-transfer-protocol"/>SMTP (Simple Mail Transfer Protocol)<text:bookmark-end text:name="smtp-simple-mail-transfer-protocol"/></text:h>
      <text:p text:style-name="First_20_paragraph">Think back to our postal service analogy. SMTP is like the mail carrier who picks up your letter and ensures it gets to the correct post office. In the digital world, SMTP is the protocol that handles the sending of email between mail servers.</text:p>
      <text:p text:style-name="Text_20_body">When you send an email, your email client communicates with your outgoing mail server using SMTP. This server then uses SMTP to talk to the recipient's mail server (or other intermediary mail servers along the way) to deliver your message.</text:p>
      <text:p text:style-name="Text_20_body">A key concept in SMTP is the idea of an "envelope." Just like a physical envelope has the sender's address, the recipient's address, and the letter inside, an SMTP transaction includes <text:soft-page-break/>similar information:</text:p>
      <text:list xml:id="list2831017779" text:style-name="L7">
        <text:list-item>
          <text:p text:style-name="P7"><text:span text:style-name="T1">Sender Information</text:span>: Who is sending the email.</text:p>
        </text:list-item>
        <text:list-item>
          <text:p text:style-name="P7"><text:span text:style-name="T1">Recipient Information</text:span>: Who the email is addressed to.</text:p>
        </text:list-item>
        <text:list-item>
          <text:p text:style-name="P7"><text:span text:style-name="T1">Message Data</text:span>: The actual content of the email (the subject, the body, any attachments).</text:p>
        </text:list-item>
      </text:list>
      <text:p text:style-name="First_20_paragraph">SMTP ensures this "envelope" and its contents are correctly passed from one mail server to another until it reaches its destination.</text:p>
      <text:h text:style-name="Heading_20_3" text:outline-level="3"><text:bookmark-start text:name="basic-smtp-commands"/>Basic SMTP Commands<text:bookmark-end text:name="basic-smtp-commands"/></text:h>
      <text:p text:style-name="First_20_paragraph">Here are a few basic SMTP commands and their roles:</text:p>
      <text:list xml:id="list2073506008" text:style-name="L8">
        <text:list-item>
          <text:p text:style-name="P8"><text:span text:style-name="T1">HELO</text:span> or <text:span text:style-name="T1">EHLO (Extended HELO)</text:span>: This is like a mail server introducing itself when it connects to another mail server. EHLO is generally preferred as it allows for the negotiation of extended features.</text:p>
        </text:list-item>
        <text:list-item>
          <text:p text:style-name="P8"><text:span text:style-name="T1">MAIL FROM</text:span>: This command specifies the sender's email address. Think of it as putting the "return address" on your email envelope.</text:p>
        </text:list-item>
        <text:list-item>
          <text:p text:style-name="P8"><text:span text:style-name="T1">RCPT TO</text:span>: This command specifies the recipient's email address. You can have multiple RCPT TO commands if you're sending the email to several people (like adding multiple addresses in the "To:", "CC:", or "BCC:" fields).</text:p>
        </text:list-item>
        <text:list-item>
          <text:p text:style-name="P8"><text:span text:style-name="T1">DATA</text:span>: This command signals that the actual content of the email (subject, body, attachments) is about to be sent. The email content is usually terminated by a special sequence.</text:p>
        </text:list-item>
      </text:list>
      <text:p text:style-name="First_20_paragraph">These are just a few of the fundamental commands. When mail servers communicate using SMTP, they go through a sequence of these commands to ensure the email is properly addressed and delivered.</text:p>
      <text:h text:style-name="Heading_20_3" text:outline-level="3"><text:bookmark-start text:name="mta-mail-transfer-agent"/>MTA (Mail Transfer Agent)<text:bookmark-end text:name="mta-mail-transfer-agent"/></text:h>
      <text:p text:style-name="First_20_paragraph">Let's talk about the software on your server that actually implements this protocol. This software is called a <text:span text:style-name="T1">Mail Transfer Agent (MTA)</text:span>.</text:p>
      <text:p text:style-name="Text_20_body">Think of the MTA as the actual mail carrier service. It's the system that runs on your server and handles the job of receiving outgoing emails from your users (or other servers) and then routing and delivering them to the correct destination servers using SMTP.</text:p>
      <text:p text:style-name="Text_20_body">With Linux, some popular MTAs you might encounter are:</text:p>
      <text:list xml:id="list2262315562" text:style-name="L9">
        <text:list-item>
          <text:p text:style-name="P9"><text:span text:style-name="T1">Postfix</text:span>: This is a very common and secure MTA, often used as the default on many Linux distributions.</text:p>
        </text:list-item>
        <text:list-item>
          <text:p text:style-name="P9"><text:span text:style-name="T1">Exim</text:span>: Another powerful and flexible MTA that's widely used.</text:p>
        </text:list-item>
      </text:list>
      <text:p text:style-name="First_20_paragraph">These MTAs listen for SMTP connections, process the commands we just discussed (like <text:span text:style-name="Source_5f_Text">MAIL FROM</text:span> and <text:span text:style-name="Source_5f_Text">RCPT TO</text:span>), and then work to ensure your emails are sent successfully. They also handle things like queuing emails if a destination server is temporarily unavailable and trying to resend them later.</text:p>
      <text:p text:style-name="Text_20_body"><text:soft-page-break/>For a system administrator, knowing that an MTA is responsible for the SMTP part of the email system is key. When troubleshooting sending issues, you'll often be looking at the logs and configuration of your MTA.</text:p>
      <text:h text:style-name="Heading_20_2" text:outline-level="2"><text:bookmark-start text:name="imap-internet-message-access-protocol"/>IMAP (Internet Message Access Protocol)<text:bookmark-end text:name="imap-internet-message-access-protocol"/></text:h>
      <text:p text:style-name="First_20_paragraph">Think back to our postal service analogy. If SMTP is the mail carrier, then IMAP is like having a <text:span text:style-name="T1">filing cabinet</text:span> at the post office. Your emails are stored on the mail server (the post office), and with IMAP, your email client (your way of accessing the filing cabinet) can connect to the server and:</text:p>
      <text:list xml:id="list1574440693" text:style-name="L10">
        <text:list-item>
          <text:p text:style-name="P10"><text:span text:style-name="T1">View a list of your emails</text:span>: You can see all the emails in your inbox and other folders.</text:p>
        </text:list-item>
        <text:list-item>
          <text:p text:style-name="P10"><text:span text:style-name="T1">Open and read emails</text:span>: You can open and read the content of any email.</text:p>
        </text:list-item>
        <text:list-item>
          <text:p text:style-name="P10"><text:span text:style-name="T1">Organize emails into folders</text:span>: You can create, rename, and delete folders on the server to organize your mail.</text:p>
        </text:list-item>
        <text:list-item>
          <text:p text:style-name="P10"><text:span text:style-name="T1">Mark emails as read, unread, flagged, etc.</text:span>: Any changes you make are reflected on the server.</text:p>
        </text:list-item>
        <text:list-item>
          <text:p text:style-name="P10"><text:span text:style-name="T1">Search for emails</text:span>: You can search through your emails based on different criteria.</text:p>
        </text:list-item>
      </text:list>
      <text:p text:style-name="First_20_paragraph">The key thing about IMAP is that your emails remain on the server. Your email client is essentially a window into your mailbox on the server.</text:p>
      <text:p text:style-name="Text_20_body">Because your emails stay on the server when you use IMAP, you gain some significant benefits:</text:p>
      <text:list xml:id="list2599479415" text:style-name="L11">
        <text:list-item>
          <text:p text:style-name="P11"><text:span text:style-name="T1">Access from Multiple Devices</text:span>: You can check your email from your Ubuntu server's command line today, and then later from a laptop or even a smartphone, and you'll see the same emails and the same folder structure. Any changes you make on one device (like marking an email as read or deleting it) will be synchronized across all your other devices. It's like all your access points are looking at the same central filing cabinet.</text:p>
        </text:list-item>
        <text:list-item>
          <text:p text:style-name="P11"><text:span text:style-name="T1">Synchronization</text:span>: As mentioned above, actions you take on your emails are synchronized. If you read an email on your laptop, it will also show as read when you check your email on your server. This keeps everything consistent across all your access points.</text:p>
        </text:list-item>
        <text:list-item>
          <text:p text:style-name="P11"><text:span text:style-name="T1">Server-Side Organization</text:span>: You can create and manage folders on the server, keeping your email organized in a way that's accessible from any device.</text:p>
        </text:list-item>
      </text:list>
      <text:p text:style-name="First_20_paragraph">For a system administrator managing email accounts, IMAP is often preferred because it provides a consistent and flexible way for users to access their mail across various platforms.</text:p>
      <text:h text:style-name="Heading_20_2" text:outline-level="2"><text:bookmark-start text:name="pop3-post-office-protocol-version-3"/>POP3 (Post Office Protocol version 3)<text:bookmark-end text:name="pop3-post-office-protocol-version-3"/></text:h>
      <text:p text:style-name="First_20_paragraph">Think of POP3 as being like <text:span text:style-name="T1">picking up physical mail from a post office box</text:span>. When you go to your PO box, you take the letters out, and typically, they are no longer in the box.</text:p>
      <text:p text:style-name="Text_20_body">Similarly, when your email client uses POP3 to connect to your mail server, it usually downloads the emails to your local device (the Ubuntu server, your laptop, etc.) and then deletes them from the server.</text:p>
      <text:p text:style-name="Text_20_body"><text:soft-page-break/>Here's how it generally works:</text:p>
      <text:list xml:id="list3305698151" text:style-name="L12">
        <text:list-item>
          <text:p text:style-name="P12">Your email client connects to the mail server using POP3.</text:p>
        </text:list-item>
        <text:list-item>
          <text:p text:style-name="P12">It retrieves all the new emails that are waiting for you.</text:p>
        </text:list-item>
        <text:list-item>
          <text:p text:style-name="P12">By default, after downloading, the emails are removed from the server.</text:p>
        </text:list-item>
      </text:list>
      <text:p text:style-name="First_20_paragraph">This was the more traditional way of accessing email, and while still used in some scenarios, it has some limitations compared to IMAP, especially when you want to access your email from multiple devices.</text:p>
      <text:p text:style-name="Horizontal_20_Line"/>
      <text:p text:style-name="First_20_paragraph">Let's talk a bit more about what happens when POP3 typically downloads and deletes emails from the server.</text:p>
      <text:p text:style-name="Text_20_body">The primary implication is that your emails are generally tied to the single device that downloaded them.</text:p>
      <text:list xml:id="list21211904" text:style-name="L13">
        <text:list-item>
          <text:p text:style-name="P13"><text:span text:style-name="T1">Limited Multi-Device Access</text:span>: If you check your email using POP3 on your server, and then later try to check your email from a laptop, those emails that were already downloaded to the server might not be available on your laptop anymore because they were deleted from the mail server. This can be inconvenient if you need to access your email from multiple locations or devices.</text:p>
        </text:list-item>
        <text:list-item>
          <text:p text:style-name="P13"><text:span text:style-name="T1">No Synchronization</text:span>: Actions you take on your emails on one device (like reading or deleting them) are not typically reflected on other devices because the emails are stored locally on each device, not centrally on the server.</text:p>
        </text:list-item>
      </text:list>
      <text:p text:style-name="First_20_paragraph">However, there's often an option in POP3 settings called "leave mail on server." If you enable this, the emails will remain on the server even after being downloaded to your client. While this allows you to access your mail from multiple devices to some extent, it doesn't provide the same level of seamless synchronization as IMAP. For example, if you read an email on one device, it might still show as unread on another.</text:p>
      <text:h text:style-name="Heading_20_2" text:outline-level="2"><text:bookmark-start text:name="comparison-of-imap-and-pop3"/>Comparison of IMAP and POP3<text:bookmark-end text:name="comparison-of-imap-and-pop3"/></text:h>
      <text:p text:style-name="First_20_paragraph">Now that we've looked at IMAP and POP3 individually, let's directly <text:span text:style-name="T1">compare and contrast</text:span> them to highlight their key differences. This will help you understand when you might choose one over the other.</text:p>
      <text:p text:style-name="Text_20_body">Think about our analogies again:</text:p>
      <text:list xml:id="list1429239579" text:style-name="L14">
        <text:list-item>
          <text:p text:style-name="P14"><text:span text:style-name="T1">IMAP</text:span>: Like having a filing cabinet at the post office where your emails are stored and you can access and organize them from any location. Changes you make are reflected in the central filing cabinet.</text:p>
        </text:list-item>
        <text:list-item>
          <text:p text:style-name="P14"><text:span text:style-name="T1">POP3</text:span>: Like picking up physical mail from a PO box. Once you take the mail, it's typically no longer in the box.</text:p>
        </text:list-item>
      </text:list>
      <text:p text:style-name="First_20_paragraph">Here are some key differences summarized:</text:p>
      <text:p text:style-name="Preformatted_20_Text">Feature <text:s text:c="16"/>IMAP <text:s text:c="43"/>POP3</text:p>
      <text:p text:style-name="Preformatted_20_Text">Email <text:s text:c="18"/>Storage Emails remain on the server. <text:s text:c="11"/>Emails <text:soft-page-break/>are typically downloaded and deleted.</text:p>
      <text:p text:style-name="Preformatted_20_Text">Multi-Device Access <text:s text:c="4"/>Excellent; consistent across devices. <text:s text:c="10"/>Limited; emails may only be on one device.</text:p>
      <text:p text:style-name="Preformatted_20_Text">Synchronization <text:s text:c="8"/>Changes (read, deleted, folders) are synced. <text:s text:c="3"/>No synchronization of email status.</text:p>
      <text:p text:style-name="Preformatted_20_Text">Server Load <text:s text:c="12"/>Generally higher as all emails are stored. <text:s text:c="5"/>Generally lower as emails are often removed.</text:p>
      <text:p text:style-name="Preformatted_20_Text">Use Case <text:s text:c="15"/>Preferred for multiple devices and users. <text:s text:c="6"/>Suitable for single-device access or archiving.</text:p>
      <text:p text:style-name="First_20_paragraph">For a modern system administrator managing email for multiple users who likely access their email from various devices, IMAP is generally the preferred protocol due to its flexibility and synchronization capabilities. POP3 might still be used in specific scenarios, such as when a user only accesses their email from one device and wants to download and archive emails loc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2:37Z</meta:creation-date>
    <dc:date>2025-06-10T12:11:34.367171943</dc:date>
    <meta:editing-duration>PT27S</meta:editing-duration>
    <meta:editing-cycles>1</meta:editing-cycles>
    <meta:document-statistic meta:table-count="0" meta:image-count="0" meta:object-count="0" meta:page-count="5" meta:paragraph-count="77" meta:word-count="1794" meta:character-count="10583" meta:non-whitespace-character-count="8746"/>
  </office:meta>
</office:document-meta>
</file>